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724232AB607B597C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669cm, 1.657cm, 6.672cm, 1.19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398cm" svg:height="22.2cm" svg:x="0.791cm" svg:y="2.491cm">
          <draw:image xlink:href="Pictures/10000000000005E8000007E0724232AB607B597C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1-04T16:10:49.485026912</dc:date>
    <meta:editing-duration>PT3M33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